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officeooo:rsid="0005c4ae" officeooo:paragraph-rsid="0005c4ae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05c4ae" officeooo:paragraph-rsid="0007071b" style:font-size-asian="14pt" style:font-size-complex="14pt"/>
    </style:style>
    <style:style style:name="P3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4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5" style:family="paragraph" style:parent-style-name="Heading_20_1">
      <style:paragraph-properties fo:line-height="150%" fo:text-align="center" style:justify-single-word="false"/>
      <style:text-properties style:font-name="Ubuntu" officeooo:paragraph-rsid="0009eb93"/>
    </style:style>
    <style:style style:name="P6" style:family="paragraph" style:parent-style-name="Standard">
      <style:paragraph-properties fo:line-height="150%"/>
      <style:text-properties style:font-name="Ubuntu" fo:font-size="14pt" officeooo:rsid="0005ef22" officeooo:paragraph-rsid="0007071b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07dbda" officeooo:paragraph-rsid="0007dbda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09eb93" officeooo:paragraph-rsid="0009eb93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style:font-name="Ubuntu" fo:font-size="14pt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07071b" officeooo:paragraph-rsid="0007071b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ef22" style:font-weight-asian="bold" style:font-weight-complex="bold"/>
    </style:style>
    <style:style style:name="T3" style:family="text">
      <style:text-properties officeooo:rsid="0005ef2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HTTP</text:h>
      <text:p text:style-name="P1">Protocolo de transferencia de hipertexto, é o protocolo basico utilizado para acessar as paginas web. Acessar uma pagina é transferir um hipertexto (que é a própria pagina web) do servidor para o dispositivo do usuario.</text:p>
      <text:h text:style-name="P4" text:outline-level="1">HTTPS</text:h>
      <text:p text:style-name="P1">Protocolo de transferencia de hipertexto seguro, é utilizado para acessar paginas da web com conteudo criptografado, sendo mais seguro que o HTTP, vai enviar os dados do servidor para o dispositivo do usuario de forma codificada/criptografada.</text:p>
      <text:p text:style-name="P1">O HTTPS é uma união do HTTP e SSL (protocolo que disponibiliza uma camada de segurança para que a criptografia aconteça) ou do HTTP e TLS (também é umprotocolo que disponibiliza uma camada de segurança para que a criptografia aconteça):</text:p>
      <text:p text:style-name="P2"><text:s text:c="5"/><text:span text:style-name="T1">TLS </text:span><text:span text:style-name="T2">(Transport Layer Security)</text:span><text:span text:style-name="T1"> –</text:span> <text:span text:style-name="T3">Protocolo que por meio de <text:s/></text:span></text:p>
      <text:p text:style-name="P6"><text:s text:c="5"/>criptografia fornece confidencialidade e integridade na </text:p>
      <text:p text:style-name="P6"><text:s text:c="5"/>comunicações. Também pode ser usado para prover </text:p>
      <text:p text:style-name="P6"><text:s text:c="5"/>autenticação. É o mais usado atualmente.</text:p>
      <text:p text:style-name="P2"><text:s text:c="5"/><text:span text:style-name="T2">SSL (Secure Sockets Layer) –</text:span><text:span text:style-name="T3"> Protocolo que por meio de </text:span></text:p>
      <text:p text:style-name="P6"><text:s text:c="5"/>criptografia fornece confidencialidade e integridade nas </text:p>
      <text:p text:style-name="P6"><text:s text:c="5"/>comunicações. Tambem pode ser usado para prover </text:p>
      <text:p text:style-name="P6"><text:s text:c="5"/>autenticação.</text:p>
      <text:p text:style-name="P11"/>
      <text:p text:style-name="P11"/>
      <text:p text:style-name="P11"/>
      <text:p text:style-name="P11"/>
      <text:p text:style-name="P11"/>
      <text:p text:style-name="P11"><text:soft-page-break/>____________________________________________________________________</text:p>
      <text:h text:style-name="P5" text:outline-level="1" text:is-list-header="true">HTTP 02</text:h>
      <text:p text:style-name="P8">HTTP é um protocolo na camada de aplicação, ou seja, deve ser implementado nos softwares responsaveis por essa comunicação, como nos navegadores e servidores web. Ele sempre trabalhará junto com o procolo TCP/IP, a comunicação dos dois segue um modelo de request (pedido) e response (resposta).</text:p>
      <text:p text:style-name="P8"/>
      <text:p text:style-name="P8">Basicamente quando um site é acessado, uma requisição de informações/dados será feita para o servidor, que ao receber <text:s/>esse pedido fará os devidos processos internos e devolverá uma resposta, essa resposta geralmente é um conteudo HTML que será interpretado pelo navegador para assim formar o site. Cada requisição HTTP é independente e não guarda estado ou dados sobre requisições anteriores.</text:p>
      <text:h text:style-name="P3" text:outline-level="2">Links</text:h>
      <text:p text:style-name="P9">- <text:a xlink:type="simple" xlink:href="https://www.youtube.com/watch?v=PcHbyGVoqZk&amp;ab_channel=Refatorando" text:style-name="Internet_20_link" text:visited-style-name="Visited_20_Internet_20_Link">https://www.youtube.com/watch?v=PcHbyGVoqZk&amp;ab_channel=Refatorando</text:a></text:p>
      <text:p text:style-name="P9">- <text:a xlink:type="simple" xlink:href="https://youtu.be/G9VlDTshk-k?si=eeRYQoKSg8P5GZXV" text:style-name="Internet_20_link" text:visited-style-name="Visited_20_Internet_20_Link">https://youtu.be/G9VlDTshk-k?si=eeRYQoKSg8P5GZXV</text:a></text:p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1T15:02:05.584000000</meta:creation-date>
    <dc:date>2023-12-02T10:34:17.395000000</dc:date>
    <meta:editing-duration>PT10H21M28S</meta:editing-duration>
    <meta:editing-cycles>7</meta:editing-cycles>
    <meta:generator>EasyOffice/7.6.2.1.0$Windows_X86_64 LibreOffice_project/0bc4d647150f05f02b71ccb5539a4012b57f1faf</meta:generator>
    <meta:document-statistic meta:table-count="0" meta:image-count="0" meta:object-count="0" meta:page-count="2" meta:paragraph-count="20" meta:word-count="278" meta:character-count="2009" meta:non-whitespace-character-count="1701"/>
  </office:meta>
</office:document-meta>
</file>